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ET-Anz.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T-Kapazität</text:p>
          </table:table-cell>
          <table:table-cell table:formula="of:=72*10^-9" office:value-type="float" office:value="0.000000072" calcext:value-type="float">
            <text:p>0,000000072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ET-Vorwiedersta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Frequenz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FET-GS-Widerstand</text:p>
          </table:table-cell>
          <table:table-cell table:formula="of:=1/([.B2]*2*PI()*[.B5])" office:value-type="float" office:value="22.1048532072077" calcext:value-type="float">
            <text:p>22,104853207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>
          <table:table-cell office:value-type="string" calcext:value-type="string">
            <text:p>Vorwiederst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Nebenwiederstand</text:p>
          </table:table-cell>
          <table:table-cell table:formula="of:=1/(1/470+1/150)" office:value-type="float" office:value="113.709677419355" calcext:value-type="float">
            <text:p>113,7096774194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sorgungsspannu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CE-Sa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Spannungsfall</text:p>
          </table:table-cell>
          <table:table-cell table:formula="of:=0.5+[.B12]"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terne Transistoren und Dioden</text:p>
          </table:table-cell>
        </table:table-row>
        <table:table-row table:style-name="ro1">
          <table:table-cell office:value-type="string" calcext:value-type="string">
            <text:p>Steuerspanung</text:p>
          </table:table-cell>
          <table:table-cell table:formula="of:=[.B11]-[.B13]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 calcext:value-type="string">
            <text:p>Ohne FET-Widersta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twiederstand</text:p>
          </table:table-cell>
          <table:table-cell table:formula="of:=[.B8]+1/(1/[.B9]+1/([.B3]/[.B1]))" office:value-type="float" office:value="40.0306905370844" calcext:value-type="float">
            <text:p>40,0306905371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3">
          <table:table-cell office:value-type="string" calcext:value-type="string">
            <text:p>Interne C-E-Strom</text:p>
          </table:table-cell>
          <table:table-cell table:formula="of:=[.B14]/[.B17]" office:value-type="float" office:value="0.274789164324048" calcext:value-type="float">
            <text:p>0,274789164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1" office:value-type="string" calcext:value-type="string">
            <text:p>Mit FET-Widersta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stwiederstand</text:p>
          </table:table-cell>
          <table:table-cell table:formula="of:=[.B8]+1/(1/[.B9]+1/(([.B3]+[.B6])/[.B1]))" office:value-type="float" office:value="42.2154130162237" calcext:value-type="float">
            <text:p>42,215413016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3">
          <table:table-cell office:value-type="string" calcext:value-type="string">
            <text:p>Interne C-E-Strom</text:p>
          </table:table-cell>
          <table:table-cell table:formula="of:=[.B14]/[.B21]" office:value-type="float" office:value="0.260568337819474" calcext:value-type="float">
            <text:p>0,260568337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3" table:number-rows-repeated="104855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.00.0000</text:date>, <text:time style:data-style-name="N2" text:time-value="20:51:25.2364365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21:42:27</meta:creation-date>
    <dc:date>2014-10-06T20:56:30.726407669</dc:date>
    <meta:editing-duration>PT24M48S</meta:editing-duration>
    <meta:editing-cycles>9</meta:editing-cycles>
    <meta:generator>LibreOffice/4.3.2.2.0$Linux_X86_64 LibreOffice_project/430m0$Build-2</meta:generator>
    <meta:document-statistic meta:table-count="1" meta:cell-count="47" meta:object-count="0"/>
  </office:meta>
</office:document-meta>
</file>